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399" officeooo:paragraph-rsid="0006b399"/>
    </style:style>
    <style:style style:name="T1" style:family="text">
      <style:text-properties officeooo:rsid="0001d063"/>
    </style:style>
    <style:style style:name="T2" style:family="text">
      <style:text-properties officeooo:rsid="00038f75"/>
    </style:style>
    <style:style style:name="T3" style:family="text">
      <style:text-properties officeooo:rsid="0008a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This software aims to model analytically the “three terminal heterojunction bipolar transistor solar cell”</text:span></text:p>
      <text:p text:style-name="Standard"/>
      <text:p text:style-name="Standard">* <text:span text:style-name="T1">The model is developed in Jupyter-Python and should be self-contained meaning that it should contain in itself all the information to understand this solar cell.</text:span></text:p>
      <text:p text:style-name="Standard"/>
      <text:p text:style-name="Standard">* <text:span text:style-name="T2">The name of the file is 3TSC_Model.ipynb and should be updated using Git <text:s/>(Github) versioning system</text:span></text:p>
      <text:p text:style-name="Standard"/>
      <text:p text:style-name="P1">* <text:span text:style-name="T3">For working with the code (editing, runing…) we recommend installing Jupyter and Python using “anaconda”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4:18:50.858635299</meta:creation-date>
    <dc:date>2020-03-23T16:12:47.809014922</dc:date>
    <meta:editing-duration>PT1H53M33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4" meta:word-count="74" meta:character-count="480" meta:non-whitespace-character-count="408"/>
  </office:meta>
</office:document-meta>
</file>